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Article 2</text:p>
      <text:p text:style-name="Normal">La connectivité sédimentologique au sein des systèmes de drainage peut être contrôlée dans l'espace par des "poches" de sédiments intacts. remplissage de la vallée, cônes alluviaux empiétant latéralement sur les rivières<text:s/>principales, inondations empiétant longitudinalement sur la vallée et des bandes de roches résistantes en aval et leur effet sur la largeur de la vallée. Lorsque les conditions locales favorisent l'inondation prolongée de la couche supérieure de ~0,5 m de<text:s/>la surface des sédiments, ces milieux de dépôt accueillent des zones humides qui fournissent plusieurs services écosystémiques à la société. Dans ce document, nous examinons les (millénaires), la médiation à grande échelle de la connectivité par des contrôles géologiques et géomorphologiques, en mettant en évidence la relation entre la déconnectivité du drainage et l'origine des zones humides, et évaluer la réhabilitation en cours à la lumière de la dynamique naturelle à long terme. Le document utilise un système de zones humides dans le KwaZulu-Natal Drakensberg Foothills, dans l'est de l'Afrique du Sud, comme étude de cas, en accordant une attention particulière à une partie de la système dans lequel les processus de découpe et de remplissage sont évidents, et procède, en utilisant les observations de ce des systèmes de zones humides similaires dans la région, afin de discuter des ruptures successives de connectivité avec les l'échelle et le temps. Les implications pour la morphologie de la vallée sont discutées, et l'incision du canal est montrée comme jouant un rôle important dans la morphodynamique à long terme des vallées et des zones humides dans certains contextes géomorphologiques, créant une diversité de caractéristiques géomorphologiques et de régimes hydrologiques. Ainsi, les praticiens de la réhabilitation devrait se concentrer sur les interventions qui améliorent ou stabilisent les résultats fonctionnels souhaités, plutôt que sur la restauration ou le maintien de ce qui est perçu comme "la dynamique naturelle" dans laquelle l'érosion est absente.</text:p>
      <text:p text:style-name="Normal">Intro</text:p>
      <text:p text:style-name="Normal">Ferguson (1981 : 90) a décrit de façon poignante la nature des sédiments en se référant aux canaux fluviaux (et aux plaines inondables, où sont actives latéralement) comme "un tapis roulant saccadé pour les alluvions se déplaçant par intermittence vers la mer". Sédiments épisodiques et intermittents L'acheminement par les systèmes de drainage a depuis lors été étudié dans une variété de contextes internationaux, sur une gamme d'échelles temporelles et<text:s/>spatiales. Les études sur les canaux fluviaux se sont concentrées sur le mouvement des "sédiments slugs" (Lisle et al., 2001 ; Kasai et al., 2005), et "sediment waves" (vagues de sédiments) (James, 1989, 1991), et les effets du stockage en canal sur le rendement des sédiments du bassin versant (par exemple, Walling et al., 2003, 2006), et les ratios de livraison de sédiments (par exemple, Walling et al., 2001, 2002). Autres études ont mis l'accent sur le "couplage", c'est-à-dire le degré de connectivité entre composantes d'un système (Brunsden et Thornes,1979), notamment il s'agit de l'apport de sédiments du versant d'une colline au chenal d'un cours d'eau (par exemple Fryirs et Brierley, 1999 ; Harvey, 2001 ; Betts et al., 2003). Fryirs et al. (2007a,b) ont expliqué et synthétisé les notions de couplage et de la déconnectivité en cascade des sédiments, en utilisant les termes "tampon" et "barrière". en décrivant la perturbation des liens longitudinaux et latéraux dans l'apport de sédiments par alluviation de vallée dans le paysage de dépôt les paramètres. D'un point de vue géomorphologique, les zones humides sont des environnements de dépôts, et de nombreuses zones humides du monde entier occupent les paysages de dépôt des systèmes de drainage déconnectés. Dans Afrique du Sud, des vallées creusées dans les lithologies du Carbonifère supérieur à Le Supergroupe du Karoo du Jurassique tardif accueille des zones humides dans des milieux où l'incision est entravée, par exemple en amont des intrusions de dolérite résistante (Tooth et al., 2002, 2004). Ces intrusions forment une base locale stable et limitent localement la largeur des vallées, ce qui ralentit le taux de sédimentation l'acheminement vers les tronçons aval des rivières qu'ils traversent, car les sédiments sont stockées en amont dans les plaines inondables, et retravaillées par des méandres des rivières de plus de ~10s ka (Tooth et al., 2007). Au cours de cette période, les l'accrétion des levées verticales et des crêtes alluviales sur les retenues des plaines inondables des vallées adjacentes, ce qui entraîne le dépôt et la formation d'affluents des zones humides des vallées tributaires (Grenfell et al., 2008). Les canaux au sein de ces zones humides tributaires atteignent généralement une discontinuité<text:s/>vers leur confluence avec le tronc de la rivière (plaine inondable), découplage effectif les unités de paysage des affluents et des troncs (décrites de manière similaire par Fryirs et Brierley,1999 ; Harvey, 2002, et Kasai et al., 2005). La dolérite du Karoo Les intrusions agissent donc comme des "barrières" sédimentologiques, perturbant les des liens dans l'apport de sédiments, tandis que la plaine d'inondation Les zones humides de remplissage des vallées tributaires agissent comme des "tampons", perturbant les liens longitudinaux et latéraux dans la livraison des sédiments (Fryirs et 2007a,b ; Grenfell et al., 2008). Cet article décrit une autre forme de tampon sédimentologique observée à Hlatikulu Vlei, un système de zone humide du KwaZulu- Les contreforts du Natal Drakensberg, dans l'est de l'Afrique du Sud, dans une étude géomorphologique réglage apparemment analogue à celui des fonctions "couper et remplir (sensu Nanson et Croke, 1992), décrit par Brierley et Fryirs (1998, 1999), et Fryirs et Breirley (1998) en Australie. Le document examine les implications des processus géomorphologiques enregistrés pour la morphologie des vallées, et à long terme (des millénaires), à grande échelle la médiation de la connectivité par des moyens géologiques et géomorphologiques et elle contribue à une littérature croissante sur la géomorphologie l'origine et la dynamique des zones humides. La compréhension des et des contrôles géomorphologiques sur la dispersion de l'eau et Les sédiments sont essentiels pour comprendre<text:s/>l'origine des zones humides, en particulier l'Afrique australe, où la demande atmosphérique annuelle en eau dépasse généralement largement les précipitations annuelles (Schulze, 1997), et de nombreuses rivières sont dans un état d'incision à long terme (McCarthy et Hancox, 2000 ; Tooth et McCarthy, 2007).</text:p>
      <text:p text:style-name="Normal">2. Cadre régional</text:p>
      <text:p text:style-name="Normal">Hlatikulu Vlei est un système de zone humide de 7,31 km2 situé à ~150 km au nord-ouest de Durban, dans les contreforts du Drakensberg, au KwaZulu-Natal (Fig. 1). Le système des zones humides occupe environ 13 % de son 56,86 km2 de bassin versant, dont le ruissellement annuel médian est estimé à 12,3 millions de m3 (Schulze, 1997). La moyenne annuelle les précipitations et l'évaporation potentielle annuelle moyenne (équivalent A-pan) pour le bassin versant sont estimés à 954,3 mm et 1677,0 mm, respectivement (Schulze, 1997). Le climat de la région est décrit par Mucina et Rutherford (2006, p. 424) comme "une forme plus froide et sous-marine de climat chaud et tempéré", avec une température annuelle moyenne de ~15 °C, et 26 jours de gel par an. Les étés (décembre-février) sont chaud et humide, avec une occurrence fréquente des deux orographies et les événements pluvieux de forte intensité dérivés de la convection (Tyson et Preston-Whyte, 2000). Les hivers (juin-août) sont frais et secs avec des chutes de neige sporadiques. Les contreforts du Drakensberg dans le KwaZulu-Natal reposent sur lithologies du Supergroupe Karoo (Fig. 2). Dans la région de Hlatikulu Vlei, les sols des vallées sont généralement recouverts de grès, siltstones et mudstones (sous-groupe de Tarkastad et Formation de Katberg, Fig. 2). Plusieurs supergroupes sédimentaires du Karoo Les formations recouvrent le sous-groupe de Tarkastad/la formation de Katberg pour produisent le relief du piémont qui atteint généralement des élévations de 1500 à 1900 m, avec le haut Drakensberg couronné de basalte qui s'élève à plus loin ~1000 m au-dessus des Foothills à l'ouest (non représenté sur la photo Fig. 2). Le pendage régional sur les roches sédimentaires du Karoo est de ~4° ouest. Certains des pics les plus élevés des Préalpes sont recouverts de basalte (Fig. 2) mais la plus grande partie de la calotte basaltique à basse altitude a été enlevée par l'érosion. L'évolution géomorphique de la<text:s/>région du Drakensberg au cours de la Le Miocène et le Pliocène ont connu des épisodes de soulèvement intense suivis par périodes de stase et d'érosion (Partridge et Maud, 1987 ; Partridge, 1998). Les rivières rajeunies de la région, qui, pendant les périodes de la stase qui a suivi, a entraîné la suppression d'épaisseurs importantes de roches sédimentaires du supergroupe du Karoo et de la superposition étendue des rivières sur des digues et des seuils de dolérite résistants sous-jacents (Wellington, 1941, 1955 ; King, 1955, 1963 ; Partridge et Maud, 1987, Partridge, 1998). Environ la moitié du bassin versant de Hlatikulu Vlei se trouve dans la le parc national du Drakensberg, protégé par la loi, et est végétalisée par la dense "prairie humide des contreforts<text:s/>du Drakensberg", avec des parcelles de "forêt tempérée du nord" sur les pentes orientées au sud, généralement dans un cadre de ravins et de rochers (Mucina et Rutherford, 2006). En dehors du parc national, de nombreux talus sont plantés de gomme et les plantations de pins, tandis que les basses terres ont été, dans une large mesure converti d'une ancienne prairie ou d'une zone humide palustre herbacée en des pâturages ou des terres cultivées. La végétation de Hlatikulu Vlei est diverse et a a été décrit en<text:s/>détail par Guthrie (1996). En général, les mesures temporaires de La zone humide saisonnière à la marge extérieure du système est dominée par des graminées telles que Setaria sphacelata et Arundinella nepalensis, et de zones humides saisonnières à permanentes dominées par des carex tels que comme Cyperus denudatus, Carex acutiformis et Carex cognata (dans le cadre de la configuration du fond de la vallée et de la zone inondable à basse altitude). Des peuplements épars de Typha capensis et de Phragmites australis rivalisent pour la prédominance des dépressions inondées et des lacs en arc de cercle au sein de la des parties du système inondées de façon plus permanente. Les berges des rivières ont été colonisé par endroits par le bosquet de Leucosidea sericea,<text:s/>une caractéristique commune de<text:s/>nombreuses rivières de la région, et par endroits par des saules exotiques (Salix spp.).</text:p>
      <text:p text:style-name="Normal">3. Méthodes</text:p>
      <text:p text:style-name="Normal">Les caractéristiques géomorphologiques (par exemple les canaux abandonnés, les les lacs, les ravines et les inondations)<text:s/>du système de zones humides ont été cartographiés en utilisant des photographies aériennes rectifiées et géoréférencées, et vérifiées dans le terrain. Profils longitudinaux et transversaux des vallées occupées par le système de zones humides ont été tracées en utilisant des courbes de niveau à partir d'orthophotographies à l'échelle 1:10 000 (intervalle d'élévation de 5 m) et Cartes topographiques à l'échelle 1:50 000 (intervalle d'élévation de 20 m), à illustrer les variations de la pente longitudinale des rivières et des zones humides la largeur et la morphologie de la vallée à travers le système. Plus loin, à travers les terres humides, et des profils de la géométrie du canal ont été déterminés par enquête automatique de niveau (dumpy). Le long de la zone humide les carottes de sédiments ont été extraites à l'aide de carottiers à gouge et les tarières de sol, pour caractériser la nature et l'épaisseur des zones humides remplissage sédimentaire. L'emplacement des carottes a été enregistré à l'aide d'un système Trimble GPS GeoExplorer XT (précision de 0,3-0,6 m en x et y, 0,7-1,0 m précision en z, après correction différentielle par post-traitement au moyen d'un station de base distante), pour une intégration ultérieure dans un SIG. L'effort d'échantillonnage sur le terrain a été stratifié par les données hydrogéomorphiques des zones humides (en utilisant la classification de Brinson, 1993, adaptée pour le Sud African wetlands par Kotze, 1999, et Ewart-Smith et al., 2006), dans afin de saisir l'éventail des caractéristiques géomorphologiques/sédimentologiques les environnements représentés au sein du système. L'hydrogéomorphisme Les unités choisies pour l'étude intensive sur le terrain sont indiquées à la figure 1. Le "bas Le site de "Nsonge" (a, Fig. 1), une<text:s/>zone humide de plaine inondable associée à la Nsonge River, s'étend du mur de la retenue sur la La rivière Nsonge, jusqu'à l'extrémité distale en aval de Hlatikulu Vlei. Le site Les sites "Forest Lodge" (b, Fig. 1) et "Northington" (c, Fig. 1) sont des sites de vallée. les zones humides de fond, qui se distinguent les unes des autres aux fins les travaux géomorphologiques/sédimentologiques comme ayant des des environnements de canaux. La zone humide de Forest Lodge s'étend de la le mur de la grande retenue<text:s/>orientale, au confluent de la zone humide avec la plaine d'inondation de Lower Nsonge, tandis que la zone humide de Northington comprend la partie supérieure orientale de Hlatikulu Vlei, en amont (sud) du passage à niveau (Fig. 1). Des échantillons de sédiments dans des carottes sélectionnées ont été prélevés à 0,5 m de profondeur et où les couches de sable/gravier ou d'autres éléments d'intérêt ont été rencontrés. La distribution de la taille des particules (% d'argile, de limon et de sable) était déterminée par la méthode de la pipette (Briggs, 1997). Les échantillons ont été classé (par exemple comme argile ou argile sableuse) en utilisant la texture du sol de l'USDA et la nomenclature associée (Richardson et Vepraskas, 2001). D50s d'échantillons comprenant N50% de sable, ainsi que les échantillons sableux/ Les échantillons de couche de gravier ont été déterminés par tamisage à sec dans un pile de tamis. Les valeurs de D50 ont été interprétées (par exemple, comme du sable fin ou du sable grossier gravier)<text:s/>en utilisant l'échelle d'Udden-Wentworth et la nomenclature associée (Gordon et al., 2004). La perte au feu (Heiri et al., 2001) était de utilisé pour déterminer la teneur en matière organique (pourcentage en masse) de des échantillons provenant de carottes sélectionnées. Sur le site de Northington, un proton G-856 de EG&amp;G Geometrics Le magnétomètre de précession a été utilisé pour déterminer l'emplacement de des intrusions de dolérite enfouies sous les sédiments des zones humides. Dolérite du Karoo comprend en partie des minéraux magnétiques ferrugineux tels que l'olivine, pyroxène, et amphibole, et produit donc une perturbation dans le champ magnétique mesuré par un magnétomètre. Lecture du magnétomètre ont été enregistrés à l'aide du GPS Trimble dans une<text:s/>grille couvrant la<text:s/>zone humide de Northington. A chaque endroit, des relevés ont été effectués à plusieurs reprises jusqu'à ce qu'un résultat cohérent soit atteint, qui est alors enregistré. L'intensité du champ magnétique (gammas) a été classée selon la méthode de la (Jenks)" dans ArcGIS 9.2, où les pauses de classe sont déterminée en regroupant des valeurs de données similaires, les groupes étant séparés à de grandes différences dans les valeurs des données. Cette classification a permis la cartographie des zones d'intensité de champ magnétique similaire, qui a guidé l'interprétation de la lithologie sous-jacente.</text:p>
      <text:p text:style-name="Normal">4. Résultats</text:p>
      <text:p text:style-name="Normal">Hlatikulu Vlei occupe deux lignes de drainage principales (la ligne occidentale et la ligne les bras de l'Est, Fig. 3 vue de dessus en médaillon) qui se combinent immédiatement en amont d'une petite digue de dolérite (fig. 2 et 3 en médaillon), et un une série de petites lignes de drainage. Le bras ouest du système occupe une partie de la vallée de la rivière Nsonge, qui prend sa source à un d'une altitude de 2040 m amsl, et s'écoule vers le nord puis vers l'est avant entrant dans le système à ~1590 m amsl, point auquel la rivière a a atteint le 3ème ordre. La vallée de la rivière Nsonge en amont du système suit un profil en escalier (pente moyenne 6,61 %), tandis que la pente moyenne par le système des zones humides est sensiblement plus faible, à 0,38 % au-dessus de la Site d'étude de Lower Nsonge (Fig. 1, a), à 0,25% dans le site d'étude (Fig. 3, profil W1). Il y a une légère augmentation de la pente à travers le la digue de dolérite au pied du système (à 0,3 %). Ensuite, une moyenne de la pente de la vallée de 0,25 % est maintenue au point que la rivière traverse un grand seuil de dolérite (Fig. 3 profil en médaillon), où il y a une marche augmentation de la pente (à 4 %). Les affluents des bras principal-ouest et oriental s'élèvent de 1595-1770 m amsl (Fig. 3, profils W2, W3, E1 et E3), et le débit nord, entrant dans le système à 1580-1600 m amsl. À l'exception de de l'E3 (pente moyenne en amont du système 2,32%), ces affluents suivent des profils en pente raide (pente moyenne 8-16%) et en escalier dans leur de la zone humide, alors que la pente moyenne du système de zones humides est 0.48–1.40%. Drainage dans le principal bras oriental du système (Fig. 3, profil E2) s'élève à une altitude de 1775mamsl, et s'écoule vers le nord au pied du système. Le profil E2 présente trois pentes moyennes distinctes : 19,60% en amont du système, 2,10% selon l'étude de Northington (Fig. 1, c), et 0,23% par le site d'étude de Forest Lodge (Fig. 1, b). Dans le profil transversal, les vallées en amont de Hlatikulu Vlei sont confinées, et s'élargissent généralement à travers le système des zones humides (Fig. 4, profils i à iv). La vallée de la rivière<text:s/>Nsonge est large à travers le bas Nsonge la plaine d'inondation (Fig. 4, profil iv), mais confinée à l'endroit où se trouve<text:s/>le fleuve superposé<text:s/>à la petite digue de dolérite au pied du système (Fig. 4, v). À travers des tronçons de vallée confinés, la rivière Nsonge suit un parcours essentiellement rectiligne avec une sinuosité (P) ~1-1,2 (Fig. 5, 1944 vue). En revanche, à travers de larges portions de vallée, la rivière suit un tortueux (P~2-3), et est situé sur un cours d'eau alluvial qui s'élève de 0,5<text:s/>à 1,5 m au-dessus de l'arrière-plage adjacent (Fig. 5, Vue de 1944). C'est cette forme de plan sinueuse à laquelle le fleuve a probablement doit son nom ("Nsonge" est un mot isiZulu qui signifie "courbé" ou "tordu"). Dans la vue de 1944 (Fig. 5), une ceinture de méandres abandonnée (~1 km de long) est évident à proximité des méandres de la rivière Nsonge, comme le sont de nombreux des lacs en arc de cercle. La vue de 2001 (Fig. 5) illustre l'avulsion récente et l'abandon du parcours sinueux de 1944 par les<text:s/>processus considérés en détail dans une étude séparée. La densité des lacs en arc de cercle est la plus élevée par le site d'étude de Lower Nsonge (12 par 1 km de canal, contre 5 pour 1 km de canal pour l'ensemble de la plaine d'inondation), suggérant que<text:s/>la coupure des méandres est un processus fréquent et actif de changement de canal dans cette partie de la plaine d'inondation. Les cols étroits de les lacs en arc de cercle indiquent que la coupure du cou est plus fréquente que la chute dans ce contexte. Une série de carottes prélevées le long du profil A relevé indique que le La surface du socle rocheux en mudstone est presque plane (Fig. 6). Alluvions de la plaine d'inondation généralement des fines vers le haut à partir de graviers et de sables basalistes au-dessus de la boue altérée par les intempéries. La succession ascendante illustrée dans Le noyau A4 est le résultat de l'abandon du parcours de la chaîne de 1944. Cendres la teneur en matière organique diminue généralement (c'est-à-dire que la teneur en matière organique augmente) vers la surface de la zone humide, mais la véritable tourbe n'est généralement rencontrée dans la plaine d'inondation, et la sédimentation clastique prédomine. La circulation dans le site d'étude du Forest Lodge est surtout diffuse, bien que les faibles débits sont retenus dans des segments de canal d'un courant discontinu (Fig. 5). L'inefficacité de ce style de cours par rapport à celle du la rivière Nsonge dans le bras ouest est incompatible avec<text:s/>les dépôts de graviers et<text:s/>de sable dans les lits de cours d'eau et les barres ponctuelles enregistrés dans les carottes prise dans le bras inférieur est, et avec les levées naturelles (caractéristiques de dépôts sur les berges) qui flanquent le canal de profil (Fig. 6). Le site Les<text:s/>séries de carottes prélevées le long du profil B relevées indiquent un planaire la surface du socle rocheux en mudstone. Comme à Lower Nsonge, les alluvions dans cette partie du système s'amende généralement vers le haut à partir de graviers et de sables<text:s/>basal au-dessus du mudstone altéré, et la teneur en cendres diminue généralement (c'est-à-dire la teneur en matière organique augmente généralement) vers la zone humide surface, avec de la vraie tourbe rarement rencontrée. Le site de Northington est caractérisé par des caractéristiques géomorphologiques des caractéristiques qui ne sont pas évidentes ailleurs dans le système (flux incisés qui se terminent par de petites "inondations", sensu Brierley et Fryirs, 2005, et réforme en aval, fig. 7 et 8). L'incision se trouve bien en évidence dans les parties de la zone humide historiquement soumises à une forte perturbation du sol et concentration de l'écoulement par des lits cambrés excavés ("crête et sillon") développement) et des sillons de drainage, particulièrement évidents dans les années 1944 vue (Fig. 7). Le style du paléo-ruisseau dans le site de Northington est suggérée dans le petit canal sinueux, aujourd'hui disséqué par le ruisseau incision (Fig. 7, vue de 1944, agrandie). Incision de canal et inondation a augmenté entre 1944 et 2001 (Fig. 7). Depuis 2001, une l'avulsion incisionnelle a commencé à partir du courant incisé occidental (Fig. 7) vers la sortie de crue terminale la plus haute sur la flux incisé. L'avulsion est orientée obliquement par rapport au courant terminus, à travers la face inondée. La progression vers l'avant de cette avulsion détournera le cours du ruisseau incisé de l'est vers la le cours d'eau occidental incisé, isolant hydrologiquement et sédimentologiquement l'inondation terminale la plus élevée. Noyau C1, prélevé sur une paléo-rivière du petit paléocanal sinueux (Fig. 9, profil des zones humides), illustre le dépôt d'une couche de sable fin du limon à l'argile limoneuse, avec une succession d'alluvions de zones humides (dépôts de<text:s/>canaux et de crêtes alluviales), sur de l'argile organique (palustre les dépôts de marais). La carotte C2, prélevée près du sommet de la inondation terminale, illustre le dépôt d'un sable à limon moyen succession de plus en plus fine, avec des intercalations de graviers fins dans une matrice de sable moyenne (dépôts de débordement), sur des fibres organiques et l'argile organique (dépôts de marais palustres). Les trous de tarière indiquent une latéralement près de la surface plane du substratum rocheux (Fig. 9, à travers les terres humides et les profils d'inondation transversaux), c'est-à-dire échelonnés longitudinalement (Fig. 9, vallée profil longitudinal). L'intensité du champ magnétique sur le site d'étude de Northington a varié de 7047 à 17314 gammas<text:s/>(pour 175 lectures de données de sortie de consistance). Les relevés effectués sur des affleurements de roches sédimentaires situés loin de les affleurements de dolérite étaient généralement de ~15000 gammas, tandis que les relevés prises directement sur les affleurements de dolérite étaient généralement de ~8000 gammas. On observe une diminution générale de l'intensité du champ magnétique d'ouest en est sur le site (Fig. 10), en raison de la proximité du grand filon-couche de dolérite affleurant près de la<text:s/>marge orientale de la zone humide. Cependant, le magnétomètre suggère que les petites intrusions de dolérite, qui culture intermittente dans la zone humide, s'étend à travers la zone humide sous le remplissage sédimentaire (Fig.10). Les intrusions se croisent sous les le chenal du cours d'eau à proximité des sommets des crues (Fig. 10 et 11). Le cours d'eau incisé qui alimente la sortie de crue la plus haute diminue en profondeur en aval, avant que le débit du canal ne s'arrête complètement à la inondation<text:s/>(Fig. 11, profil longitudinal). Les ratios de la section transversale mouillée la superficie de la section transversale de la banque pour ce canal en général augmentent en aval, atteignant une valeur de 1 (Fig. 11, longitudinal profil), reflétant la retenue du canal par la crue lobatée (Fig. 11, profils d'inondation).</text:p>
      <text:p text:style-name="Normal">5. Discussion</text:p>
      <text:p text:style-name="Normal">5.1. Les zones humides dans les zones humides</text:p>
      <text:p text:style-name="Normal">Hlatikulu Vlei est un système de zone humide géomorphologiquement diversifié, comprenant des plaines d'inondation fluviales à faible gradient, à faible les zones humides de remplissage des vallées, situées dans les plaines d'inondation, à écoulement diffus et réseaux de canaux discontinus, et relativement à plus haut gradient les zones humides d'amont des vallées avec des ravines discontinues complexes. Chaque type de zone humide est caractérisé par des caractéristiques géomorphologiques différentes et une dynamique géomorphologique différente.</text:p>
      <text:p text:style-name="Normal">5.1.1. Plaines d'inondation et zones humides de comblement de vallée</text:p>
      <text:p text:style-name="Normal">La rivière Nsonge et la<text:s/>plaine d'inondation présentent de nombreuses caractéristiques géomorphologiques (par exemple, les ceintures de méandres abandonnées, les lacs en arc de cercle et les les crêtes) en commun avec la rivière Klip et la plaine d'inondation associée les zones humides décrites par Tooth et al. (2002, 2004), et la rivière Mooi et la plaine d'inondation de Stillerust Vlei décrite par Grenfell et al. (2008). Bien que plus petit que le Klip et le Mooi (tous deux de 5e ordre rivières), la Nsonge serpente largement dans un espace relativement large, une vallée à faible pente située en amont d'une petite digue de dolérite, et suit un parcours rectiligne et angulaire dans une vallée confinée où il est superposée à la digue. Le remblai de la plaine d'inondation comprend principalement une succession ascendante d'alluvions au-dessus des sables et graviers basalistes (barres de points préservés) et de la roche sédimentaire altérée, une stratigraphie caractéristique des plaines inondables avec un substratum rocheux mixte, planté latéralement les rivières alluviales, dans un paysage qui est dans un état de incision (Tooth et al., 2002). Les caractéristiques de l'accrétion verticale locale (par exemple les levées) ne sont pas conservées dans le remblai de la plaine d'inondation,<text:s/>ce qui suggère un remaniement de remplissage par migration latérale (Tooth et al., 2002). Ainsi, les processus de l'origine et la dynamique des zones humides à l'œuvre dans la rivière Nsonge Les plaines d'inondation sont généralement conformes au modèle proposé par Tooth et al. (2002, 2004). La présence de levées bordant le chenal et le lit et le point de la rivière dans la zone humide du fond de la vallée de Forest Lodge, et le La nature plane du substratum rocheux de l'autre côté de la vallée dans cette zone indique que le bras inférieur est de Hlatikulu Vlei a également accueilli un petit flux migratoire latéral. Suite à la superposition du Nsonge Sur la digue de dolérite, il est probable que le bras inférieur de l'est a d'abord partagé le niveau de base<text:s/>local qui s'est formé, et développé par l même ensemble de processus que le bras occidental, pour être ensuite submergé par le taux plus élevé de développement des plaines d'inondation des grands fleuves, un processus qui est examiné en détail dans Grenfell et al. (2008).<text:s/></text:p>
      <text:p text:style-name="Normal">5.1.2. Zones humides de fond de vallée "découpées et remblayées<text:s/></text:p>
      <text:p text:style-name="Normal">Bien qu'il puisse être tentant d'associer l'incision de flux et la formation d'inondations sur le site de Northington avec les activités agricoles récentes, le plan<text:s/>latéral et le plan longitudinal l'empreinte de pas laissée sur le socle rocheux sous-jacent suggère que l'incision et La formation d'inondations dans cette partie du système est naturelle, des phénomènes temporellement répétitifs. Les activités agricoles passées ont simplement a accéléré le début de l'incision. Plantation et exportation de la roche mère dans la zone humide se produit par des avulsions obliques qui peuvent être provoquées par l'accentuation d'une surface d'inondation et le franchissement d'un seuil de la stabilité des pentes (par exemple Prosser, 1994 ; Bull, 1997), par la capture par des extensions latérales de courants incisés adjacents, ou par ces procédés dans combinaison. Il est probable que ces processus contribuent à une l'approfondissement et l'élargissement de la vallée dans la même mesure que le rabotage latéral par les méandres des rivières fait dans les plaines d'inondation fluviales à substratum mixte décrit par Tooth et al. (2002, 2004). Une progression logique de cette L'argument est que l'incision du canal dans ces zones humides joue un rôle important dans la morphodynamique à long terme des vallées et des zones humides. L'incision des cours d'eau et la formation de ravins font donc partie intégrante de la formation des zones humides, de la morphologie, de l'hétérogénéité spatiale et et, dans ce cas, a créé une vaste zone plane et remplie de sédiments vallée à faible pente longitudinale qui est inondée de façon saisonnière pour une durée suffisante pour produire des conditions anaérobies dans le sol. Localement, dans les dépressions qui sont le produit d'une sédimentation liée inondations, les inondations sont permanentes dans une situation où les précipitations sont fortement saisonnier. L'érosion est une composante de la dynamique naturelle. Le fait que les dépôts de canaux et de levées des petites rivières sinueuses dans la zone humide de Northington se superposent Les sédiments des marais palustres suggèrent que ce cours d'eau est plus semblable à une véritable rivière alluviale, que le rabotage du substratum rocheux mixte des rivières telles que la Klip, la Mooi et la Nsonge, et n'est donc pas responsable pour le profil du substratum rocheux à travers les terres humides. Dans l'ensemble, le La zone humide de Northington pourrait être considérée comme un analogue sud-africain de les systèmes "cut-and-fill" décrits par Brierley et Fryirs (1998,1999), et Fryirs et Breirley (1998) en Australie. Le courant sinueux est donc une caractéristique résiduelle d'un cycle de "remplissage", ponctué dans le temps par des cycles de "coupure dans laquelle l'incision des cours d'eau et la formation de crues dominent. Dans la zone humide de Northington, la perte de confinement des cours d'eau et la formation d'inondations qui en résulte est fortement associée aux cours d'eau superposition sur les intrusions de dolérite du Karoo sous-jacentes. Observations d'inondations dans des systèmes de zones humides similaires au KwaZulu-Natal suggèrent que les inondations dans ces systèmes peuvent être déterminées dans l'espace par d'autres moyens, tels que les cônes alluviaux à impact latéral (Fig.12, A, B), mais peut aussi résulter simplement d'une perte de transmission ou d'une gradient du canal (Brierley et Fryirs, 2005 ; Tooth et McCarthy, 2007, Fig. 12, C-F). Contrôle du passage des cycles de "remplissage" à "coupure" dans ces systèmes sont un sujet de débat permanent (Brierley et Fryirs,1999). Les travaux de Tooth et al. (2004), et Tooth et McCarthy (2007) suggèrent que l'incision dans les zones humides sur une grande partie du Highveld sud-africain est liées à la chute du niveau de base par la rupture des barrières de dolérite, rétablissant la connectivité sédimentologique locale. Cependant, ce travail a mis l'accent sur les zones humides des plaines d'inondation similaires à celles associées à la La rivière Nsonge à Hlatikulu Vlei. Depuis que la digue de dolérite au niveau de la base locale de la plaine d'inondation de la rivière Nsonge n'a pas été violée, et la La zone humide du fond de la vallée de Northington est en outre, du point de vue sédimentologique déconnectée de la rivière Nsonge (par exemple, Brierley et Fryirs, 1999 ; Fryirs et al., 2007b), une explication alternative de l'incision dans les zones humides doit tenir. L'enquête en cours sur un large échantillon de (Grenfell et al., en revue) vise à déterminer si ces L'incision est liée au franchissement d'un seuil géomorphologique (par exemple Patton et Schumm, 1981 ; Schumm, 1979 ; Prosser, 1994 ; Bull, 1997). Un tel seuil peut être franchi artificiellement par une augmentation de la d'un bassin versant qui a été durci par l'urbanisation le développement, ou l'augmentation du ruissellement en raison de la suppression du bassin versant la végétation. Elle peut aussi se produire naturellement par le<text:s/>biais du climat changement. Il est probable que l'érosion dans la zone humide de Northington a eu pour conséquence qu'un seuil géomorphologique a été franchi, et que le franchissement de ce seuil a été accéléré par les pratiques agricoles historiques activités.</text:p>
      <text:p text:style-name="Normal">5.2. Développement à long terme de la déconnectivité sédimentologique, et<text:s/>origine des zones humides<text:s/></text:p>
      <text:p text:style-name="Normal">Les zones humides sont traditionnellement considérées comme des "filtres" de l'eau (par exemple Comin et al., 1996). En termes de connectivité, en raison de leur rôle dans la paysage comme tampons sédimentologiques, les zones humides sont des filtres d'énergie (ils ont une "résistance au filtrage", c.f. Brunsden, 2001), le découplage entre les l'énergie dans le réseau de drainage. Ce découplage de l'énergie est exprimée par la sédimentation et accentuée par celle-ci, et la accumulation de "poches" de remplissage de la vallée. La création de zones humides La végétation exerce un fort contrôle de rétroaction sur le remplissage des canaux et des vallées, en particulier dans le cadre de la coupe et du remplissage (par exemple, Zierholz et al., 2001), mais le un contrôle fondamental sur l'origine des zones humides liées au drainage au l'échelle du paysage, et la déconnectivité du drainage qui y est associée,<text:s/>est la le développement et le maintien des niveaux de base locaux (par exemple, le drainage superposition sur des groupes de rock résistants, ou empiètement latéral les alluvions). Pour aller plus loin dans la métaphore de la résistance des filtres, les zones humides pourraient être Comparé aux condensateurs électriques, il stocke l'énergie (et la matière) à des points dans le paysage, et le relâcher par rafales comme le sont les seuils d'érosion dépassée (dans le cas des zones humides de remplissage des vallées d'amont), ou base locale les niveaux sont dépassés (dans le cas des plaines d'inondation et des les zones humides de remplissage de vallée situées en amont des intrusions de dolérite). Ainsi, la nature intermittente du mouvement des sédiments à travers Les systèmes fluviaux reflètent un équilibre entre les travaux géomorphologiques exercée par le réseau de drainage, et la résistance géologique (Ferguson 1981). De nombreuses rivières sud-africaines sont dans un état d'incision à long terme (McCarthy et<text:s/>Hancox, 2000), et avant la superposition des rivières sur les digues et les seuils de dolérite sous-jacents, se caractériserait par une forte connectivité sédimentologique (Fig. 13, t1). Très résistant les intrusions de dolérite forment des niveaux de base locaux stables sur les profils des rivières ils se croisent, et limitent localement la largeur des vallées, favorisant en amont la sédimentation et le développement de la plaine d'inondation à faible gradient des vallées rabotées latéralement par des rivières sinueuses dans le Karoo, moins résistant Supergroupe de roches sédimentaires (Fig. 13, t2). Ces intrusions agissent donc comme des barrières en perturbant les liens longitudinaux dans l'acheminement des sédiments vers la rivière en aval (Fryirs et al., 2007a,b, Fig. 13). Mise en fourrière de la plaine d'inondation les zones humides de remplissage des vallées des affluents abritent des cours d'eau discontinus qui ne sont pas en mesure d'effectuer des travaux géomorphologiques, et donc d'agir comme tampons, perturbant les deux liens longitudinaux dans l'acheminement des sédiments par les affluents, et les liaisons latérales avec les grands fleuves et les plaines d'inondation (Fig. 13, t2). De même, les zones humides de remplissage de vallée caractéristiques des parties supérieures de Hlatikulu Vlei, comme celui du site de Northington, hôte des cours d'eau incisés discontinus qui se terminent par des inondations lobées, et se reforment en aval, ce qui entraîne une cascade de sédiments qui peut être a été assimilé à un "tapis roulant saccadé" (Ferguson, 1981). Ces eaux d'amont Les zones humides de remplissage des vallées agissent donc comme des tampons en perturbant les les liens dans l'apport de sédiments aux parties en aval de la (Fig. 13, t3). Ainsi, la connectivité sédimentologique est successivement perturbée lors du développement à long terme des zones humides des systèmes tels que Hlatikulu Vlei (Fig. 13), où la rupture initiale connectivité qui a suivi la superposition de la rivière Nsonge sur une digue de dolérite a provoqué une deuxième rupture de la connectivité avec l'origine d'une zone humide de remplissage de la vallée, qui a été mise en place dans une plaine d'inondation. Il a été suivi par l'agrégation vers l'avant dans la partie orientale du système, et un tiers rupture de connectivité associée à la superposition de flux incisés sur les intrusions de dolérite sous-jacentes. Alors que le cycle de coupe et de remplissage caractéristique du Northington remobilise par intermittence les sédiments vers les parties inférieures de la système de zones humides, véritable connectivité sédimentologique au sein des vallées l'hébergement de Hlatikulu Vlei ne sera rétabli qu'une fois la dolérite les intrusions au pied du système et dans le Northington Les zones humides sont percées par une érosion verticale progressive et continue (Tooth et al, 2004). Cela confirme l'idée que l'augmentation des échelles spatiales de sont associés à des délais de plus en plus longs (Harvey, 2002).</text:p>
      <text:p text:style-name="Normal">5.3. Implications pour la réhabilitation des zones humides</text:p>
      <text:p text:style-name="Normal">Le gouvernement national sud-africain investit chaque année une somme importante de l'argent des contribuables dans les projets de réhabilitation des zones humides. Une grande partie de cet argent est consacré à l'incision et au<text:s/>ravinement du canal du flux l'érosion qui est attribuée à des activités agricoles passées ou en cours ou le développement d'infrastructures telles que la construction de routes. Historiquement, Les planificateurs de la réhabilitation ont été victimes de l'érosion des tunnels de vision ("gullyvision" ?), comme les "problèmes" qu'un projet de réhabilitation pourrait viser sont souvent associés à des ravins d'érosion, et l'effort pourrait être justifiée par le fait qu'il s'agit de "corriger les erreurs du passé". En tant que tel, bien que ces praticiens ont fait des réalisations remarquables avec les ressources et des connaissances, ils ont été influencés par des perceptions erronées de géomorphologique, et considérait tout changement comme non naturel, et ayant un impact écologique majeur (Schumm,1994). Il est toujours fréquemment l'objectif des écologistes, y compris les praticiens concernés dans la réhabilitation des zones humides, pour rétablir ou maintenir la dynamique naturelle. Les géomorphologues considèrent depuis longtemps que les processus de coupe et de remplissage sont les moyens naturels par lesquels les sédiments sont transportés par drainage dans les zones arides et semi-arides (par exemple, Schumm et Hadley, 1957 ; Patten et Schumm, 1981 ; Bull,<text:s/>1997). Si l'érosion est une caractéristique naturelle des les zones humides, quelles pourraient être les implications pour la réhabilitation ? On a récemment assisté à un changement de mentalité en matière de planification de la réhabilitation dans Afrique du Sud, loin de déterminer si des changements tels que l'érosion des ravins sont naturelles ou induites par l'homme, pour déterminer les la rentabilité de l'intégrité écologique et de la fourniture de services écosystémiques pour un niveau particulier d'effort de réhabilitation. Toutefois, les il faut mettre davantage l'accent sur la compréhension du ravin dynamique, et en particulier pour déterminer à quel stade du ravin développement (incision/récupération) les interventions de réhabilitation sont susceptibles d'être efficaces (par exemple Schumm, 1994), tant sur le plan financier que sur celui de la en termes écologiques. Si l'érosion par ravinement est un processus important dans les zones humides formation, morphologie et dynamique, praticiens de la réadaptation devrait se concentrer sur les interventions qui améliorent ou stabilisent les des résultats fonctionnels, plutôt que sur le rétablissement ou le maintien de ce qui est perçu comme étant "la dynamique naturelle" dans laquelle l'érosion est absente.</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mma Lizeski</meta:initial-creator>
    <dc:creator>Emma Lizeski</dc:creator>
    <meta:creation-date>2020-11-23T13:02:00Z</meta:creation-date>
    <dc:date>2020-12-22T14:09:00Z</dc:date>
    <meta:template xlink:href="Normal" xlink:type="simple"/>
    <meta:editing-cycles>3</meta:editing-cycles>
    <meta:editing-duration>PT12600S</meta:editing-duration>
    <meta:document-statistic meta:page-count="1" meta:paragraph-count="82" meta:word-count="6335" meta:character-count="41099" meta:row-count="290" meta:non-whitespace-character-count="34846"/>
  </office:meta>
</office:document-meta>
</file>